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80b6"/>
    </style:style>
    <style:style style:name="P2" style:family="paragraph" style:parent-style-name="Standard">
      <style:text-properties officeooo:paragraph-rsid="001d973b"/>
    </style:style>
    <style:style style:name="P3" style:family="paragraph" style:parent-style-name="Standard">
      <style:text-properties officeooo:rsid="001d973b" officeooo:paragraph-rsid="001d973b"/>
    </style:style>
    <style:style style:name="T1" style:family="text">
      <style:text-properties officeooo:rsid="001f80b6"/>
    </style:style>
    <style:style style:name="T2" style:family="text">
      <style:text-properties officeooo:rsid="001d9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senda</text:p>
      <text:p text:style-name="P1">Plaza Baixamar</text:p>
      <text:p text:style-name="P1"><text:span text:style-name="T1">1</text:span> 07701, Maó-Mahón</text:p>
      <text:p text:style-name="P1">Baleares (Illes Balears)</text:p>
      <text:p text:style-name="Standard"/>
      <text:p text:style-name="Standard"/>
      <text:p text:style-name="Standard">Us deman<text:span text:style-name="T2">em</text:span> que us presenteu en aquestes oficines, el proper 17 de desembre,</text:p>
      <text:p text:style-name="Standard">entre les <text:span text:style-name="T2">9</text:span>:<text:span text:style-name="T2">30</text:span> a 13.<text:span text:style-name="T2">45</text:span> del matí, a fi de poder firmar la documentació necesaria per tramitar el</text:p>
      <text:p text:style-name="Standard">model 061 per <text:span text:style-name="T2">la </text:span>empresa.</text:p>
      <text:p text:style-name="Standard"/>
      <text:p text:style-name="Standard"/>
      <text:p text:style-name="P2">Signatura;</text:p>
      <text:p text:style-name="P2"/>
      <text:p text:style-name="P2"><text:span text:style-name="T2">T</text:span>ràmit imprescindible per completar la documentació</text:p>
      <text:p text:style-name="Standard">necessària per el model 061.</text:p>
      <text:p text:style-name="Standard"/>
      <text:p text:style-name="Standard"/>
      <text:p text:style-name="P3">Pau Gomila Barber</text:p>
      <text:p text:style-name="P3"/>
      <text:p text:style-name="P3"/>
      <text:p text:style-name="P3">Maó, 11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20:10.969641524</meta:creation-date>
    <dc:date>2024-11-19T08:47:16.641670307</dc:date>
    <meta:editing-duration>PT6M29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2" meta:word-count="66" meta:character-count="391" meta:non-whitespace-character-count="337"/>
  </office:meta>
</office:document-meta>
</file>